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425/ECE 428 | Distributed Systems | Spring 2013</text:p>
      <text:p text:style-name="P1">Machine Problem 2 | Replicated State Machines<text:line-break/></text:p>
      <text:p text:style-name="P3">General Approach</text:p>
      <text:p text:style-name="P2">For this MP, we decided to use passive replication, meaning that the front-end would talk to only one of the replication managers and then that replica manager will talk to the rest of its group. The way we make this work is by sending the leading replica manager a list of other replica managers in its group (a group consists of replica managers who host the replicas of the same state machine) during the creation of a state machine. The leading replica manager then tells its group members to create replicas of the state machine created. We chose this approach because it was easier than active replication...? (think about it later).</text:p>
      <text:p text:style-name="P2"/>
      <text:p text:style-name="P3">Replication</text:p>
      <text:p text:style-name="P4">In order to ensure sequential consistency and guarantee consistency, we used a mutex for each replica manager to ensure synchronization. We ensure that all three replicas receive every apply command by having the leading replica manager carry out the command itself and send this command out to its group. The group then applies these transactions to themselves. However, during a read, we only read from the leading replica manager, so that we only read the state of one replica. </text:p>
      <text:p text:style-name="P4"/>
      <text:p text:style-name="P3">Load Balancing</text:p>
      <text:p text:style-name="P4">We designed our state machine creation scheme with load balancing in mind. Before telling the back-end to create the state machine, the front-end will ask all replica managers how many state machines they are currently hosting. We then pick out the three most lightly loaded (the ones with the last number of state machines hosted) replica managers and send this list to the least loaded replica manager of the three. That replica manager then creates a replica of the state machine and sends the create requests to the other two replica managers to create the other two replicas. This guarantees that we distribute the state machine replicas during creation. </text:p>
      <text:p text:style-name="P3"/>
      <text:p text:style-name="P3">Failover and Recovery</text:p>
      <text:p text:style-name="P4">Failures are detected on the front-end if a request to a replica manager results in an exception. The front-end then catches that exception and makes the next replica manager in the group its go-to replica manager for requests. When the back-end realizes that there are less than three replicas of a certain state machine, it will remove the failed RM from the group, find the least loaded replica managers, and create a replica of the state machine on that replica manager. This will occur until there are 3 replicas of the state machine once again. This approach not only ensures the recovery of the state machine, but it also reassigns state machines with load balancing in mind.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tan Li</meta:initial-creator>
    <meta:creation-date>2013-04-30T00:07:29</meta:creation-date>
    <dc:date>2013-04-30T01:44:36</dc:date>
    <dc:creator>Sitan Li</dc:creator>
    <meta:editing-duration>PT1H21M57S</meta:editing-duration>
    <meta:editing-cycles>4</meta:editing-cycles>
    <meta:generator>LibreOffice/3.4$Unix LibreOffice_project/340m1$Build-502</meta:generator>
    <meta:document-statistic meta:table-count="0" meta:image-count="0" meta:object-count="0" meta:page-count="1" meta:paragraph-count="10" meta:word-count="439" meta:character-count="2620" meta:non-whitespace-character-count="2187"/>
  </office:meta>
</office:document-meta>
</file>